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8000000A9A078E0786CB344FD.png" manifest:media-type="image/png"/>
  <manifest:file-entry manifest:full-path="Pictures/10000201000002DE000000724415F3A427D92B72.png" manifest:media-type="image/png"/>
  <manifest:file-entry manifest:full-path="Pictures/10000201000002AB0000009251B97B4563CEFDA3.png" manifest:media-type="image/png"/>
  <manifest:file-entry manifest:full-path="Pictures/10000201000002C50000009D351C26B23C67E89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4cm" svg:height="2.992cm" svg:x="13.6cm" svg:y="1.2cm">
          <draw:image xlink:href="Pictures/10000201000002AB0000009251B97B4563CEFDA3.png" xlink:type="simple" xlink:show="embed" xlink:actuate="onLoad">
            <text:p/>
          </draw:image>
        </draw:frame>
        <draw:frame draw:style-name="gr1" draw:text-style-name="P1" draw:layer="layout" svg:width="14.358cm" svg:height="3.179cm" svg:x="14cm" svg:y="5.021cm">
          <draw:image xlink:href="Pictures/10000201000002C50000009D351C26B23C67E896.png" xlink:type="simple" xlink:show="embed" xlink:actuate="onLoad">
            <text:p/>
          </draw:image>
        </draw:frame>
        <draw:frame draw:style-name="gr1" draw:text-style-name="P1" draw:layer="layout" svg:width="14.2cm" svg:height="2.204cm" svg:x="13.6cm" svg:y="8.996cm">
          <draw:image xlink:href="Pictures/10000201000002DE000000724415F3A427D92B72.png" xlink:type="simple" xlink:show="embed" xlink:actuate="onLoad">
            <text:p/>
          </draw:image>
        </draw:frame>
        <draw:frame draw:style-name="gr1" draw:text-style-name="P1" draw:layer="layout" svg:width="14.489cm" svg:height="3.6cm" svg:x="0.2cm" svg:y="11.6cm">
          <draw:image xlink:href="Pictures/10000201000002A8000000A9A078E0786CB344FD.png" xlink:type="simple" xlink:show="embed" xlink:actuate="onLoad">
            <text:p/>
          </draw:image>
        </draw:frame>
        <draw:frame draw:style-name="gr2" draw:text-style-name="P2" draw:layer="layout" svg:width="4.423cm" svg:height="1.673cm" svg:x="0.577cm" svg:y="10.6cm">
          <draw:text-box>
            <text:p>Table user</text:p>
          </draw:text-box>
        </draw:frame>
        <draw:frame draw:style-name="gr3" draw:text-style-name="P2" draw:layer="layout" svg:width="5.324cm" svg:height="0.962cm" svg:x="15.2cm" svg:y="8.2cm">
          <draw:text-box>
            <text:p>Table réservation</text:p>
          </draw:text-box>
        </draw:frame>
        <draw:frame draw:style-name="gr3" draw:text-style-name="P2" draw:layer="layout" svg:width="3.986cm" svg:height="0.962cm" svg:x="15.8cm" svg:y="4.238cm">
          <draw:text-box>
            <text:p>Table terrain</text:p>
          </draw:text-box>
        </draw:frame>
        <draw:frame draw:style-name="gr3" draw:text-style-name="P2" draw:layer="layout" svg:width="4.617cm" svg:height="0.962cm" svg:x="14.4cm" svg:y="0.6cm">
          <draw:text-box>
            <text:p>Table annonce</text:p>
          </draw:text-box>
        </draw:frame>
        <draw:polyline draw:style-name="gr4" draw:text-style-name="P3" draw:layer="layout" svg:width="2.199cm" svg:height="1.199cm" draw:transform="rotate (1.5707963267949) translate (12.8cm 11.6cm)" svg:viewBox="0 0 2200 1200" draw:points="0,0 2200,0 2200,1200">
          <text:p/>
        </draw:polyline>
        <draw:polyline draw:style-name="gr4" draw:text-style-name="P3" draw:layer="layout" svg:width="9.799cm" svg:height="2.799cm" draw:transform="rotate (1.5707963267949) translate (11cm 11.6cm)" svg:viewBox="0 0 9800 2800" draw:points="0,0 9800,0 9800,2800">
          <text:p/>
        </draw:polyline>
        <draw:polyline draw:style-name="gr4" draw:text-style-name="P3" draw:layer="layout" svg:width="4.199cm" svg:height="6.199cm" draw:transform="rotate (1.5707963267949) translate (9.8cm 5.6cm)" svg:viewBox="0 0 4200 6200" draw:points="4038,6200 4200,6200 4200,0 0,0 0,4600">
          <text:p/>
        </draw:polylin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6T00:33:09.120273764</meta:creation-date>
    <dc:date>2019-12-06T12:43:21.142904296</dc:date>
    <meta:editing-duration>PT17S</meta:editing-duration>
    <meta:editing-cycles>1</meta:editing-cycles>
    <meta:document-statistic meta:object-count="34"/>
    <meta:generator>LibreOffice/6.0.7.3$Linux_X86_64 LibreOffice_project/00m0$Build-3</meta:generator>
  </office:meta>
</office:document-meta>
</file>